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T.R.G</math:mi>
          <math:mo math:stretchy="false">=</math:mo>
          <math:mfrac>
            <math:mrow>
              <math:mi math:fontstyle="italic">Temps</math:mi>
              <math:mi/>
              <math:mi math:fontstyle="italic">Utile</math:mi>
            </math:mrow>
            <math:mrow>
              <math:mi math:fontstyle="italic">Temps</math:mi>
              <math:mi/>
              <math:mi math:fontstyle="italic">Ouverture</math:mi>
            </math:mrow>
          </math:mfrac>
        </math:mrow>
        <math:mo math:stretchy="false">=</math:mo>
        <math:mfrac>
          <math:mi math:fontstyle="italic">T.U</math:mi>
          <math:mi math:fontstyle="italic">T.O</math:mi>
        </math:mfrac>
      </math:mrow>
      <math:mo math:stretchy="false">=</math:mo>
      <math:mrow>
        <math:mrow>
          <math:mi math:fontstyle="italic">TxD</math:mi>
          <math:mo math:stretchy="false">⋅</math:mo>
          <math:mi math:fontstyle="italic">TxP</math:mi>
        </math:mrow>
        <math:mo math:stretchy="false">⋅</math:mo>
        <math:mi math:fontstyle="italic">TxQ</math:mi>
      </math:mrow>
    </math:mrow>
    <math:annotation math:encoding="StarMath 5.0">T.R.G = {Temps~Utile} over {Temps~Ouverture} ={T.U} over {T.O} =TxD cdot TxP cdot TxQ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